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15</text:p>
      <text:p text:style-name="P7">American Genizah Project: Partnership for Posterity</text:p>
      <text:p text:style-name="P7">Sabato Morais Collection Catalogue Template</text:p>
      <text:p text:style-name="P8"/>
      <text:p text:style-name="P8">Cataloguer: Heather Newlin</text:p>
      <text:p text:style-name="P8"/>
      <text:p text:style-name="P8"/>
      <text:p text:style-name="P8">I. Provenance</text:p>
      <text:p text:style-name="P8"/>
      <text:p text:style-name="P8">Source: CAJS Sabato Morais Papers</text:p>
      <text:p text:style-name="P8">Location: Box 7, FF 7</text:p>
      <text:p text:style-name="P8">Restrictions: ?</text:p>
      <text:p text:style-name="P8"/>
      <text:p text:style-name="P8">II. Descriptive Metadata</text:p>
      <text:p text:style-name="P8"/>
      <text:p text:style-name="P8">Script<text:tab/><text:tab/><text:tab/><text:tab/><text:tab/><text:tab/>Typescript<text:tab/></text:p>
      <text:p text:style-name="P8"><text:s/>(manuscript or typescript) <text:tab/><text:tab/><text:tab/><text:tab/></text:p>
      <text:p text:style-name="P8">Language (s)<text:tab/><text:tab/><text:tab/><text:tab/><text:tab/>English<text:tab/><text:tab/><text:tab/><text:tab/><text:tab/></text:p>
      <text:p text:style-name="P8">Author of letter<text:tab/><text:tab/><text:tab/><text:tab/>Nathaniel Rosenau<text:tab/></text:p>
      <text:p text:style-name="P8">Signed letter<text:tab/><text:tab/><text:tab/><text:tab/><text:tab/>Y</text:p>
      <text:p text:style-name="P8">Unsigned letter</text:p>
      <text:p text:style-name="P8">Dictated letter</text:p>
      <text:p text:style-name="P8">Anonymous</text:p>
      <text:p text:style-name="P8">Addressee of letter<text:tab/><text:tab/><text:tab/><text:tab/>Sabato Morais</text:p>
      <text:p text:style-name="P8">Addressee as “Editor”<text:tab/><text:tab/><text:tab/><text:tab/></text:p>
      <text:p text:style-name="P8">Date (derived from Hebrew Date)<text:tab/><text:tab/></text:p>
      <text:p text:style-name="P8">Date (derived from Gregorian calendar)<text:tab/>May 17, 1895</text:p>
      <text:p text:style-name="P8">Month<text:tab/><text:tab/><text:tab/><text:tab/><text:tab/><text:tab/>May</text:p>
      <text:p text:style-name="P8">Year<text:tab/><text:tab/><text:tab/><text:tab/><text:tab/><text:tab/>1895</text:p>
      <text:p text:style-name="P8">Hebrew Date<text:tab/><text:tab/><text:tab/><text:tab/><text:tab/></text:p>
      <text:p text:style-name="P8">Undated</text:p>
      <text:p text:style-name="P8">City<text:tab/><text:tab/><text:tab/><text:tab/><text:tab/><text:tab/>New York</text:p>
      <text:p text:style-name="P8">State<text:tab/><text:tab/><text:tab/><text:tab/><text:tab/><text:tab/>NY</text:p>
      <text:p text:style-name="P8">Country<text:tab/><text:tab/><text:tab/><text:tab/><text:tab/>USA</text:p>
      <text:p text:style-name="P8">Subject<text:tab/><text:tab/><text:tab/><text:tab/><text:tab/></text:p>
      <text:p text:style-name="P8">Keywords</text:p>
      <text:p text:style-name="P8"/>
      <text:p text:style-name="P8"/>
      <text:p text:style-name="P8">III. Document Types</text:p>
      <text:p text:style-name="P8"/>
      <text:p text:style-name="P8">Correspondence<text:tab/><text:tab/><text:tab/><text:tab/>Y</text:p>
      <text:p text:style-name="P8">(Synagogue) Sermon</text:p>
      <text:p text:style-name="P8">(Public) Discourse</text:p>
      <text:p text:style-name="P8">Literary Document<text:tab/><text:tab/><text:tab/><text:tab/></text:p>
      <text:p text:style-name="P8">Legal Document</text:p>
      <text:p text:style-name="P8">Receipts</text:p>
      <text:p text:style-name="P8">Newspaper Clipping</text:p>
      <text:p text:style-name="P8">Greeting Card</text:p>
      <text:p text:style-name="P8">Calling Card</text:p>
      <text:p text:style-name="P8"><text:soft-page-break/></text:p>
      <text:p text:style-name="P8"/>
      <text:p text:style-name="P8">IV. Physical Features </text:p>
      <text:p text:style-name="P8"/>
      <text:p text:style-name="P8">Condition (e.g. fragile)<text:tab/><text:tab/><text:tab/></text:p>
      <text:p text:style-name="P8">Paper size (letter or legal size)<text:tab/><text:tab/>Letter</text:p>
      <text:p text:style-name="P8">Number of Pages<text:tab/><text:tab/><text:tab/><text:tab/>1</text:p>
      <text:p text:style-name="P8">Number of Sheets<text:tab/><text:tab/><text:tab/><text:tab/>1</text:p>
      <text:p text:style-name="P8">Fragment<text:tab/><text:tab/><text:tab/><text:tab/><text:tab/></text:p>
      <text:p text:style-name="P8">Pagination </text:p>
      <text:p text:style-name="P8">Foliation</text:p>
      <text:p text:style-name="P8">Additional Numeration</text:p>
      <text:p text:style-name="P8">Envelope<text:tab/><text:tab/><text:tab/><text:tab/><text:tab/></text:p>
      <text:p text:style-name="P8">Stamp<text:tab/><text:tab/><text:tab/><text:tab/><text:tab/><text:tab/></text:p>
      <text:p text:style-name="P8">Postma<text:tab/>rk<text:tab/><text:tab/><text:tab/><text:tab/><text:tab/></text:p>
      <text:p text:style-name="P8">Wax seal<text:tab/><text:tab/><text:tab/><text:tab/><text:tab/></text:p>
      <text:p text:style-name="P8"/>
      <text:p text:style-name="P8">V. Added entries </text:p>
      <text:p text:style-name="P8"/>
      <text:p text:style-name="P8">Additional names mentioned: </text:p>
      <text:p text:style-name="P8">Additional Places mentioned: </text:p>
      <text:p text:style-name="P8">Additional Dates mentioned:</text:p>
      <text:p text:style-name="P8"/>
      <text:p text:style-name="P8">VI. Not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II Transcription</text:p>
      <text:p text:style-name="P3">(Symbols: ?=uncertain; []=supplied information; /=end of line)</text:p>
      <text:p text:style-name="P3"><text:span text:style-name="T1"/></text:p>
      <text:p text:style-name="P3">FORM 1./</text:p>
      <text:p text:style-name="P2">THE UNITED HEBREW CHARITIES OF THE CITY OF NEW YORK,/</text:p>
      <text:p text:style-name="P2">EXECUTIVE OFFICE, NO 128 SECOND AVENUE./</text:p>
      <text:p text:style-name="P2">TELEPHONE, 452 SPRING/</text:p>
      <text:p text:style-name="P4">OFFICERS.<text:span text:style-name="T2"><text:tab/><text:tab/><text:tab/><text:tab/><text:tab/><text:tab/><text:tab/><text:tab/><text:tab/></text:span>EXECUTIVE STAFF./</text:p>
      <text:p text:style-name="P5">HENRY RICE, PRESIDENT.<text:tab/><text:tab/><text:tab/><text:tab/>NATHANIEL S. ROSENAU, MANAGER.</text:p>
      <text:p text:style-name="P5">MORRIS TUSKA, VICE-PRESIDENTS.<text:tab/><text:tab/><text:tab/>LILLIE H. BOEDICKER, REGISTRAR./</text:p>
      <text:p text:style-name="P5">HENRY S. ALLEN,<text:tab/><text:tab/><text:tab/><text:tab/><text:tab/><text:tab/>CHARLES S. HIRSCH, SUPT. <text:tab/><text:tab/><text:tab/><text:tab/><text:tab/><text:tab/><text:tab/><text:tab/><text:tab/><text:tab/>EMPLOYMENT BUREAU./<text:tab/></text:p>
      <text:p text:style-name="P5">JAMES H. HOFFMAN, TREASURER./</text:p>
      <text:p text:style-name="P5">I. S. ISAACS, HON. SECREATRY./</text:p>
      <text:p text:style-name="P6">NEW YORK, May 17 1895./</text:p>
      <text:p text:style-name="P5">Rabbi S. Morais,/</text:p>
      <text:p text:style-name="P5"><text:tab/>546 N. Fifth Street,/</text:p>
      <text:p text:style-name="P5"><text:soft-page-break/><text:tab/><text:tab/>Philadelphia, Pa./</text:p>
      <text:p text:style-name="P5">Dear Doctor:-/</text:p>
      <text:p text:style-name="P5"><text:tab/>I beg to acknowledge the receipt of your kind answer to my/ inquiry and to thank you for your prompt attention to the same./ Yours very respectfully,/ Nathaniel Rosenau,/ Manag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5:16:43.31</meta:creation-date>
    <meta:document-statistic meta:table-count="0" meta:image-count="0" meta:object-count="0" meta:page-count="3" meta:paragraph-count="76" meta:word-count="268" meta:character-count="1955"/>
    <dc:date>2011-12-22T15:22:23.98</dc:date>
    <dc:creator>Penn Libraries</dc:creator>
    <meta:editing-duration>PT00H05M40S</meta:editing-duration>
    <meta:editing-cycles>1</meta:editing-cycles>
    <meta:generator>OpenOffice.org/3.2$Win32 OpenOffice.org_project/320m12$Build-9483</meta:generator>
  </office:meta>
</office:document-meta>
</file>